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2.3366in"/>
    </style:style>
    <style:style style:name="co4" style:family="table-column">
      <style:table-column-properties fo:break-before="auto" style:column-width="2.7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eatinine_first_drug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LL.V1</text:p>
          </table:table-cell>
          <table:table-cell office:value-type="string" calcext:value-type="string">
            <text:p>NULL.V2</text:p>
          </table:table-cell>
          <table:table-cell office:value-type="string" calcext:value-type="string">
            <text:p>NULL.V3</text:p>
          </table:table-cell>
          <table:table-cell office:value-type="string" calcext:value-type="string">
            <text:p>NULL.V4</text:p>
          </table:table-cell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Log-Odd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-3.87 – 3.39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string" calcext:value-type="string">
            <text:p>sub data[, 2]Other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-164.64 – NA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string" calcext:value-type="string">
            <text:p>sub data[, 2]TAF-TDF</text:p>
          </table:table-cell>
          <table:table-cell office:value-type="float" office:value="-4.4" calcext:value-type="float">
            <text:p>-4.4</text:p>
          </table:table-cell>
          <table:table-cell office:value-type="string" calcext:value-type="string">
            <text:p>-9.47 – 0.49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sub data[, 3]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5 – 0.04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string" calcext:value-type="string">
            <text:p>sub data[, 2]TAF-TDF ×sub data[, 3]</text:p>
          </table:table-cell>
          <table:table-cell office:value-type="string" calcext:value-type="string">
            <text:p>0.06 *</text:p>
          </table:table-cell>
          <table:table-cell office:value-type="string" calcext:value-type="string">
            <text:p>0.00 – 0.12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Observations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2 Tjur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* p&lt;0.05   ** p&lt;0.01   *** p&lt;0.001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EGFR_first_drug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LL.V1</text:p>
          </table:table-cell>
          <table:table-cell office:value-type="string" calcext:value-type="string">
            <text:p>NULL.V2</text:p>
          </table:table-cell>
          <table:table-cell office:value-type="string" calcext:value-type="string">
            <text:p>NULL.V3</text:p>
          </table:table-cell>
          <table:table-cell office:value-type="string" calcext:value-type="string">
            <text:p>NULL.V4</text:p>
          </table:table-cell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Log-Odd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-2.56" calcext:value-type="float">
            <text:p>-2.56</text:p>
          </table:table-cell>
          <table:table-cell office:value-type="string" calcext:value-type="string">
            <text:p>-6.73 – 1.09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string" calcext:value-type="string">
            <text:p>sub data[, 2]Other</text:p>
          </table:table-cell>
          <table:table-cell office:value-type="float" office:value="15.32" calcext:value-type="float">
            <text:p>15.32</text:p>
          </table:table-cell>
          <table:table-cell office:value-type="string" calcext:value-type="string">
            <text:p>-164.53 – NA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string" calcext:value-type="string">
            <text:p>sub data[, 2]TAF-TDF</text:p>
          </table:table-cell>
          <table:table-cell office:value-type="string" calcext:value-type="string">
            <text:p>6.64 **</text:p>
          </table:table-cell>
          <table:table-cell office:value-type="string" calcext:value-type="string">
            <text:p>1.88 – 11.8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sub data[, 3]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-0.02 – 0.07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string" calcext:value-type="string">
            <text:p>sub data[, 2]TAF-TDF ×sub data[, 3]</text:p>
          </table:table-cell>
          <table:table-cell office:value-type="string" calcext:value-type="string">
            <text:p>-0.07 *</text:p>
          </table:table-cell>
          <table:table-cell office:value-type="string" calcext:value-type="string">
            <text:p>-0.13 – -0.01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Observations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2 Tjur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* p&lt;0.05   ** p&lt;0.01   *** p&lt;0.001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central_obesity_H2_32b" table:style-name="ta1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LL.V1</text:p>
          </table:table-cell>
          <table:table-cell office:value-type="string" calcext:value-type="string">
            <text:p>NULL.V2</text:p>
          </table:table-cell>
          <table:table-cell office:value-type="string" calcext:value-type="string">
            <text:p>NULL.V3</text:p>
          </table:table-cell>
          <table:table-cell office:value-type="string" calcext:value-type="string">
            <text:p>NULL.V4</text:p>
          </table:table-cell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Log-Odd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-0.58" calcext:value-type="float">
            <text:p>-0.58</text:p>
          </table:table-cell>
          <table:table-cell office:value-type="string" calcext:value-type="string">
            <text:p>-1.44 – 0.22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string" calcext:value-type="string">
            <text:p>sub data[, 2]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1.00 – 1.08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string" calcext:value-type="string">
            <text:p>sub data[, 3]1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-1.50 – 1.06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sub data[, 2]1 × subdata[, 3]1</text:p>
          </table:table-cell>
          <table:table-cell office:value-type="string" calcext:value-type="string">
            <text:p>1.74 *</text:p>
          </table:table-cell>
          <table:table-cell office:value-type="string" calcext:value-type="string">
            <text:p>0.17 – 3.3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Observations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2 Tjur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* p&lt;0.05   ** p&lt;0.01   *** p&lt;0.001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weight_H2_32b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LL.V1</text:p>
          </table:table-cell>
          <table:table-cell office:value-type="string" calcext:value-type="string">
            <text:p>NULL.V2</text:p>
          </table:table-cell>
          <table:table-cell office:value-type="string" calcext:value-type="string">
            <text:p>NULL.V3</text:p>
          </table:table-cell>
          <table:table-cell office:value-type="string" calcext:value-type="string">
            <text:p>NULL.V4</text:p>
          </table:table-cell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Log-Odd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-2.80 – 3.16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sub data[, 2]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-0.05 – 0.03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sub data[, 3]1</text:p>
          </table:table-cell>
          <table:table-cell office:value-type="string" calcext:value-type="string">
            <text:p>-6.76 *</text:p>
          </table:table-cell>
          <table:table-cell office:value-type="string" calcext:value-type="string">
            <text:p>-12.53 – -1.6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b data[, 2] × subdata[, 3]1</text:p>
          </table:table-cell>
          <table:table-cell office:value-type="string" calcext:value-type="string">
            <text:p>0.10 **</text:p>
          </table:table-cell>
          <table:table-cell office:value-type="string" calcext:value-type="string">
            <text:p>0.03 – 0.1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Observations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2 Tjur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* p&lt;0.05   ** p&lt;0.01   *** p&lt;0.001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Wc_H2_32b" table:style-name="ta1"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LL.V1</text:p>
          </table:table-cell>
          <table:table-cell office:value-type="string" calcext:value-type="string">
            <text:p>NULL.V2</text:p>
          </table:table-cell>
          <table:table-cell office:value-type="string" calcext:value-type="string">
            <text:p>NULL.V3</text:p>
          </table:table-cell>
          <table:table-cell office:value-type="string" calcext:value-type="string">
            <text:p>NULL.V4</text:p>
          </table:table-cell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Log-Odd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-4.30 – 4.99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string" calcext:value-type="string">
            <text:p>sub data[, 2]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-0.06 – 0.04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sub data[, 3]1</text:p>
          </table:table-cell>
          <table:table-cell office:value-type="string" calcext:value-type="string">
            <text:p>-9.12 *</text:p>
          </table:table-cell>
          <table:table-cell office:value-type="string" calcext:value-type="string">
            <text:p>-16.93 – -1.98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sub data[, 2] × subdata[, 3]1</text:p>
          </table:table-cell>
          <table:table-cell office:value-type="string" calcext:value-type="string">
            <text:p>0.10 **</text:p>
          </table:table-cell>
          <table:table-cell office:value-type="string" calcext:value-type="string">
            <text:p>0.03 – 0.1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Observations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2 Tjur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* p&lt;0.05   ** p&lt;0.01   *** p&lt;0.001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VAT_H2_32b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LL.V1</text:p>
          </table:table-cell>
          <table:table-cell office:value-type="string" calcext:value-type="string">
            <text:p>NULL.V2</text:p>
          </table:table-cell>
          <table:table-cell office:value-type="string" calcext:value-type="string">
            <text:p>NULL.V3</text:p>
          </table:table-cell>
          <table:table-cell office:value-type="string" calcext:value-type="string">
            <text:p>NULL.V4</text:p>
          </table:table-cell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Log-Odd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-0.77" calcext:value-type="float">
            <text:p>-0.77</text:p>
          </table:table-cell>
          <table:table-cell office:value-type="string" calcext:value-type="string">
            <text:p>-1.78 – 0.1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sub data[, 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 – 0.01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sub data[, 3]1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-2.42 – 0.66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 office:value-type="string" calcext:value-type="string">
            <text:p>sub data[, 2] × subdata[, 3]1</text:p>
          </table:table-cell>
          <table:table-cell office:value-type="string" calcext:value-type="string">
            <text:p>0.02 *</text:p>
          </table:table-cell>
          <table:table-cell office:value-type="string" calcext:value-type="string">
            <text:p>0.00 – 0.0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Observations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2 Tjur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* p&lt;0.05   ** p&lt;0.01   *** p&lt;0.001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Tgl_H2_32b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LL.V1</text:p>
          </table:table-cell>
          <table:table-cell office:value-type="string" calcext:value-type="string">
            <text:p>NULL.V2</text:p>
          </table:table-cell>
          <table:table-cell office:value-type="string" calcext:value-type="string">
            <text:p>NULL.V3</text:p>
          </table:table-cell>
          <table:table-cell office:value-type="string" calcext:value-type="string">
            <text:p>NULL.V4</text:p>
          </table:table-cell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Log-Odd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-1.58 – 0.29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string" calcext:value-type="string">
            <text:p>sub data[, 2]1</text:p>
          </table:table-cell>
          <table:table-cell office:value-type="float" office:value="-0.74" calcext:value-type="float">
            <text:p>-0.74</text:p>
          </table:table-cell>
          <table:table-cell office:value-type="string" calcext:value-type="string">
            <text:p>-2.51 – 0.87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office:value-type="string" calcext:value-type="string">
            <text:p>sub data[, 3]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35 – 0.40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string" calcext:value-type="string">
            <text:p>sub data[, 2]1 × subdata[, 3]</text:p>
          </table:table-cell>
          <table:table-cell office:value-type="string" calcext:value-type="string">
            <text:p>0.79 *</text:p>
          </table:table-cell>
          <table:table-cell office:value-type="string" calcext:value-type="string">
            <text:p>0.10 – 1.63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Observations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2 Tjur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* p&lt;0.05   ** p&lt;0.01   *** p&lt;0.001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Ethnic_Beef" table:style-name="ta1"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LL.V1</text:p>
          </table:table-cell>
          <table:table-cell office:value-type="string" calcext:value-type="string">
            <text:p>NULL.V2</text:p>
          </table:table-cell>
          <table:table-cell office:value-type="string" calcext:value-type="string">
            <text:p>NULL.V3</text:p>
          </table:table-cell>
          <table:table-cell office:value-type="string" calcext:value-type="string">
            <text:p>NULL.V4</text:p>
          </table:table-cell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Log-Odd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-5.62" calcext:value-type="float">
            <text:p>-5.62</text:p>
          </table:table-cell>
          <table:table-cell office:value-type="string" calcext:value-type="string">
            <text:p>-14.38 – -1.31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sub data[, 2]1</text:p>
          </table:table-cell>
          <table:table-cell office:value-type="string" calcext:value-type="string">
            <text:p>6.22 *</text:p>
          </table:table-cell>
          <table:table-cell office:value-type="string" calcext:value-type="string">
            <text:p>1.82 – 14.99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sub data[, 3]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-0.17 – 4.48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string" calcext:value-type="string">
            <text:p>sub data[, 2]1 × subdata[, 3]</text:p>
          </table:table-cell>
          <table:table-cell office:value-type="float" office:value="-1.91" calcext:value-type="float">
            <text:p>-1.91</text:p>
          </table:table-cell>
          <table:table-cell office:value-type="string" calcext:value-type="string">
            <text:p>-4.86 – -0.1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Observations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2 Tjur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* p&lt;0.05   ** p&lt;0.01   *** p&lt;0.001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CDCAIDS_Televis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LL.V1</text:p>
          </table:table-cell>
          <table:table-cell office:value-type="string" calcext:value-type="string">
            <text:p>NULL.V2</text:p>
          </table:table-cell>
          <table:table-cell office:value-type="string" calcext:value-type="string">
            <text:p>NULL.V3</text:p>
          </table:table-cell>
          <table:table-cell office:value-type="string" calcext:value-type="string">
            <text:p>NULL.V4</text:p>
          </table:table-cell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Log-Odd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string" calcext:value-type="string">
            <text:p>-2.00 **</text:p>
          </table:table-cell>
          <table:table-cell office:value-type="string" calcext:value-type="string">
            <text:p>-3.43 – -0.7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sub data[, 2]1</text:p>
          </table:table-cell>
          <table:table-cell office:value-type="string" calcext:value-type="string">
            <text:p>3.25 *</text:p>
          </table:table-cell>
          <table:table-cell office:value-type="string" calcext:value-type="string">
            <text:p>0.85 – 6.06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sub data[, 3]</text:p>
          </table:table-cell>
          <table:table-cell office:value-type="string" calcext:value-type="string">
            <text:p>0.04 **</text:p>
          </table:table-cell>
          <table:table-cell office:value-type="string" calcext:value-type="string">
            <text:p>0.01 – 0.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ub data[, 2]1 × subdata[, 3]</text:p>
          </table:table-cell>
          <table:table-cell office:value-type="string" calcext:value-type="string">
            <text:p>-0.06 *</text:p>
          </table:table-cell>
          <table:table-cell office:value-type="string" calcext:value-type="string">
            <text:p>-0.13 – -0.00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Observations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2 Tjur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* p&lt;0.05   ** p&lt;0.01   *** p&lt;0.001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CDCAIDS_blood_pressur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LL.V1</text:p>
          </table:table-cell>
          <table:table-cell office:value-type="string" calcext:value-type="string">
            <text:p>NULL.V2</text:p>
          </table:table-cell>
          <table:table-cell office:value-type="string" calcext:value-type="string">
            <text:p>NULL.V3</text:p>
          </table:table-cell>
          <table:table-cell office:value-type="string" calcext:value-type="string">
            <text:p>NULL.V4</text:p>
          </table:table-cell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Log-Odd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string" calcext:value-type="string">
            <text:p>-4.74 **</text:p>
          </table:table-cell>
          <table:table-cell office:value-type="string" calcext:value-type="string">
            <text:p>-7.73 – -2.0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sub data[, 2]1</text:p>
          </table:table-cell>
          <table:table-cell office:value-type="string" calcext:value-type="string">
            <text:p>15.21 **</text:p>
          </table:table-cell>
          <table:table-cell office:value-type="string" calcext:value-type="string">
            <text:p>6.54 – 26.5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sub data[, 3]</text:p>
          </table:table-cell>
          <table:table-cell office:value-type="string" calcext:value-type="string">
            <text:p>0.03 **</text:p>
          </table:table-cell>
          <table:table-cell office:value-type="string" calcext:value-type="string">
            <text:p>0.01 – 0.0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sub data[, 2]1 × subdata[, 3]</text:p>
          </table:table-cell>
          <table:table-cell office:value-type="string" calcext:value-type="string">
            <text:p>-0.09 **</text:p>
          </table:table-cell>
          <table:table-cell office:value-type="string" calcext:value-type="string">
            <text:p>-0.16 – -0.0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Observations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2 Tjur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* p&lt;0.05   ** p&lt;0.01   *** p&lt;0.001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blood_pressure_hypertens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LL.V1</text:p>
          </table:table-cell>
          <table:table-cell office:value-type="string" calcext:value-type="string">
            <text:p>NULL.V2</text:p>
          </table:table-cell>
          <table:table-cell office:value-type="string" calcext:value-type="string">
            <text:p>NULL.V3</text:p>
          </table:table-cell>
          <table:table-cell office:value-type="string" calcext:value-type="string">
            <text:p>NULL.V4</text:p>
          </table:table-cell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Log-Odd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string" calcext:value-type="string">
            <text:p>-5.67 *</text:p>
          </table:table-cell>
          <table:table-cell office:value-type="string" calcext:value-type="string">
            <text:p>-11.33 – -0.5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sub data[, 2]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-0.00 – 0.14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string" calcext:value-type="string">
            <text:p>sub data[, 3]1</text:p>
          </table:table-cell>
          <table:table-cell office:value-type="string" calcext:value-type="string">
            <text:p>8.38 *</text:p>
          </table:table-cell>
          <table:table-cell office:value-type="string" calcext:value-type="string">
            <text:p>1.77 – 15.4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ub data[, 2] × subdata[, 3]1</text:p>
          </table:table-cell>
          <table:table-cell office:value-type="string" calcext:value-type="string">
            <text:p>-0.09 *</text:p>
          </table:table-cell>
          <table:table-cell office:value-type="string" calcext:value-type="string">
            <text:p>-0.18 – -0.01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Observations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2 Tjur</text:p>
          </table:table-cell>
          <table:table-cell office:value-type="float" office:value="0.076" calcext:value-type="float">
            <text:p>0.07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* p&lt;0.05   ** p&lt;0.01   *** p&lt;0.001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status_smoking_Fish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LL.V1</text:p>
          </table:table-cell>
          <table:table-cell office:value-type="string" calcext:value-type="string">
            <text:p>NULL.V2</text:p>
          </table:table-cell>
          <table:table-cell office:value-type="string" calcext:value-type="string">
            <text:p>NULL.V3</text:p>
          </table:table-cell>
          <table:table-cell office:value-type="string" calcext:value-type="string">
            <text:p>NULL.V4</text:p>
          </table:table-cell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Log-Odd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string" calcext:value-type="string">
            <text:p>-2.29 **</text:p>
          </table:table-cell>
          <table:table-cell office:value-type="string" calcext:value-type="string">
            <text:p>-4.34 – -0.8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sub data[, 2]</text:p>
          </table:table-cell>
          <table:table-cell office:value-type="string" calcext:value-type="string">
            <text:p>0.85 *</text:p>
          </table:table-cell>
          <table:table-cell office:value-type="string" calcext:value-type="string">
            <text:p>0.28 – 1.7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ub data[, 3]Ex smoker</text:p>
          </table:table-cell>
          <table:table-cell office:value-type="string" calcext:value-type="string">
            <text:p>2.50 **</text:p>
          </table:table-cell>
          <table:table-cell office:value-type="string" calcext:value-type="string">
            <text:p>0.82 – 4.6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sub data[, 3]Never smoker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-0.21 – 3.62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string" calcext:value-type="string">
            <text:p>sub data[, 2] × subdata[, 3]Ex smoker</text:p>
          </table:table-cell>
          <table:table-cell office:value-type="string" calcext:value-type="string">
            <text:p>-0.78 *</text:p>
          </table:table-cell>
          <table:table-cell office:value-type="string" calcext:value-type="string">
            <text:p>-1.67 – -0.15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sub data[, 2] × subdata[, 3]Never smoker</text:p>
          </table:table-cell>
          <table:table-cell office:value-type="string" calcext:value-type="string">
            <text:p>-0.73 *</text:p>
          </table:table-cell>
          <table:table-cell office:value-type="string" calcext:value-type="string">
            <text:p>-1.62 – -0.11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Observations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2 Tjur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* p&lt;0.05   ** p&lt;0.01   *** p&lt;0.001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status_smoking_weight" table:style-name="ta1">
        <table:table-column table:style-name="co1" table:default-cell-style-name="Default"/>
        <table:table-row table:style-name="ro1">
          <table:table-cell/>
        </table:table-row>
      </table:table>
      <table:table table:name="status_smoking_VA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LL.V1</text:p>
          </table:table-cell>
          <table:table-cell office:value-type="string" calcext:value-type="string">
            <text:p>NULL.V2</text:p>
          </table:table-cell>
          <table:table-cell office:value-type="string" calcext:value-type="string">
            <text:p>NULL.V3</text:p>
          </table:table-cell>
          <table:table-cell office:value-type="string" calcext:value-type="string">
            <text:p>NULL.V4</text:p>
          </table:table-cell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Log-Odd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-0.74" calcext:value-type="float">
            <text:p>-0.74</text:p>
          </table:table-cell>
          <table:table-cell office:value-type="string" calcext:value-type="string">
            <text:p>-2.24 – 0.62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string" calcext:value-type="string">
            <text:p>sub data[, 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 – 0.01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string" calcext:value-type="string">
            <text:p>sub data[, 3]Ex smoker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-2.76 – 0.96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string" calcext:value-type="string">
            <text:p>sub data[, 3]Never smoker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-1.76 – 1.66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 office:value-type="string" calcext:value-type="string">
            <text:p>sub data[, 2] × subdata[, 3]Ex smoker</text:p>
          </table:table-cell>
          <table:table-cell office:value-type="string" calcext:value-type="string">
            <text:p>0.01 *</text:p>
          </table:table-cell>
          <table:table-cell office:value-type="string" calcext:value-type="string">
            <text:p>0.00 – 0.0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sub data[, 2] × subdata[, 3]Never smo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 – 0.01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string" calcext:value-type="string">
            <text:p>Observations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2 Tjur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* p&lt;0.05   ** p&lt;0.01   *** p&lt;0.001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WHR_H2_32b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LL.V1</text:p>
          </table:table-cell>
          <table:table-cell office:value-type="string" calcext:value-type="string">
            <text:p>NULL.V2</text:p>
          </table:table-cell>
          <table:table-cell office:value-type="string" calcext:value-type="string">
            <text:p>NULL.V3</text:p>
          </table:table-cell>
          <table:table-cell office:value-type="string" calcext:value-type="string">
            <text:p>NULL.V4</text:p>
          </table:table-cell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Log-Odd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-5.90 – 9.32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string" calcext:value-type="string">
            <text:p>sub data[, 2]1</text:p>
          </table:table-cell>
          <table:table-cell office:value-type="string" calcext:value-type="string">
            <text:p>-11.56 *</text:p>
          </table:table-cell>
          <table:table-cell office:value-type="string" calcext:value-type="string">
            <text:p>-22.52 – -1.2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sub data[, 3]</text:p>
          </table:table-cell>
          <table:table-cell office:value-type="float" office:value="-2.4" calcext:value-type="float">
            <text:p>-2.4</text:p>
          </table:table-cell>
          <table:table-cell office:value-type="string" calcext:value-type="string">
            <text:p>-10.67 – 5.71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sub data[, 2]1 × subdata[, 3]</text:p>
          </table:table-cell>
          <table:table-cell office:value-type="string" calcext:value-type="string">
            <text:p>13.20 *</text:p>
          </table:table-cell>
          <table:table-cell office:value-type="string" calcext:value-type="string">
            <text:p>2.24 – 24.91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Observations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2 Tjur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* p&lt;0.05   ** p&lt;0.01   *** p&lt;0.001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6T09:57:07.063900467</meta:creation-date>
    <meta:generator>LibreOffice/6.4.7.2$Linux_X86_64 LibreOffice_project/40$Build-2</meta:generator>
    <dc:date>2023-04-06T10:13:27.291583329</dc:date>
    <meta:editing-duration>PT16M20S</meta:editing-duration>
    <meta:editing-cycles>1</meta:editing-cycles>
    <meta:document-statistic meta:table-count="15" meta:cell-count="528" meta:object-count="0"/>
  </office:meta>
</office:document-meta>
</file>